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Helvetica" fo:font-weight="bold" style:font-name-asian="Helvetica" style:font-weight-asian="bold" style:font-name-complex="Helvetica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fo:font-weight="normal" style:font-name-asian="Helvetica" style:font-weight-asian="normal" style:font-name-complex="Helvetica" style:font-weight-complex="normal"/>
    </style:style>
    <style:style style:name="P3" style:family="paragraph" style:parent-style-name="Standard" style:master-page-name="Standard">
      <style:paragraph-properties style:page-number="auto">
        <style:tab-stops/>
      </style:paragraph-properties>
      <style:text-properties style:font-name="Helvetica" style:text-underline-style="solid" style:text-underline-width="auto" style:text-underline-color="font-color" fo:font-weight="bold" style:font-name-asian="Helvetica" style:font-weight-asian="bold" style:font-name-complex="Helvetica" style:font-weight-complex="bold"/>
    </style:style>
    <style:style style:name="P4" style:family="paragraph" style:parent-style-name="Standard" style:list-style-name="L1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style:style style:name="P5" style:family="paragraph" style:parent-style-name="Standard" style:list-style-name="L2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style:style style:name="P6" style:family="paragraph" style:parent-style-name="Standard" style:list-style-name="L3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style:style style:name="P7" style:family="paragraph" style:parent-style-name="Standard" style:list-style-name="L4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style:style style:name="P8" style:family="paragraph" style:parent-style-name="Standard" style:list-style-name="L5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style:style style:name="P9" style:family="paragraph" style:parent-style-name="Standard" style:list-style-name="L6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style:style style:name="P10" style:family="paragraph" style:parent-style-name="Standard" style:list-style-name="L7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Helvetica" fo:font-weight="bold" style:font-name-asian="Helvetica" style:font-weight-asian="bold" style:font-name-complex="Helvetica" style:font-weight-complex="bold"/>
    </style:style>
    <style:style style:name="P12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fo:font-weight="normal" style:font-name-asian="Helvetica" style:font-weight-asian="normal" style:font-name-complex="Helvetica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ungeonDiver3 Version History</text:p>
      <text:p text:style-name="P1"/>
      <text:p text:style-name="P1">V2.0.0 (05/04/2012):</text:p>
      <text:p text:style-name="P2">New Features:</text:p>
      <text:list xml:id="list609442490" text:style-name="L2">
        <text:list-item>
          <text:p text:style-name="P5">Added the ability to rename Faiths to the Name Editor.</text:p>
        </text:list-item>
        <text:list-item>
          <text:p text:style-name="P5">Added Faith Powers to the game:</text:p>
          <text:list>
            <text:list-item>
              <text:p text:style-name="P5">Added a new shop, the Faith Power Shop, that sells these.</text:p>
            </text:list-item>
            <text:list-item>
              <text:p text:style-name="P5">Faith Powers for weapons give a damage boost.</text:p>
            </text:list-item>
            <text:list-item>
              <text:p text:style-name="P5">Faith Powers for armor give damage reduction.</text:p>
            </text:list-item>
            <text:list-item>
              <text:p text:style-name="P5">Faith Powers, like Faiths, can be renamed in the Name Editor.</text:p>
            </text:list-item>
          </text:list>
        </text:list-item>
        <text:list-item>
          <text:p text:style-name="P5">Added the ability to fire arrows in battle:</text:p>
          <text:list>
            <text:list-item>
              <text:p text:style-name="P5">Arrows never miss.</text:p>
            </text:list-item>
            <text:list-item>
              <text:p text:style-name="P5">Arrows are MUCH weaker than melee weapons.</text:p>
            </text:list-item>
            <text:list-item>
              <text:p text:style-name="P5">Arrows obey faith rules when determining damage.</text:p>
            </text:list-item>
          </text:list>
        </text:list-item>
        <text:list-item>
          <text:p text:style-name="P5">The battle engine now respects the “One Move at a Time” preference.</text:p>
        </text:list-item>
      </text:list>
      <text:p text:style-name="P2">Other Changes:</text:p>
      <text:list xml:id="list1057146284" text:style-name="L7">
        <text:list-item>
          <text:p text:style-name="P10">Updated the saved game format version to 2. Older saved games still work.</text:p>
        </text:list-item>
        <text:list-item>
          <text:p text:style-name="P10">Updated the names file version to 2. Old names files will be automatically deleted.</text:p>
        </text:list-item>
        <text:list-item>
          <text:p text:style-name="P10">Made a tweak to the sound engine to hopefully further limit the random crashing.</text:p>
        </text:list-item>
      </text:list>
      <text:p text:style-name="P1"/>
      <text:p text:style-name="P1">V1.3.1 (05/01/2012):</text:p>
      <text:p text:style-name="P2">Bug Fixes:</text:p>
      <text:list xml:id="list1699363539" text:style-name="L1">
        <text:list-item>
          <text:p text:style-name="P4">Dangerous ground now only does bad things if the battlefield randomization is turned on, as it was supposed to behave all along.</text:p>
        </text:list-item>
      </text:list>
      <text:p text:style-name="P1"/>
      <text:p text:style-name="P1">V1.3.0 (04/30/2012):</text:p>
      <text:p text:style-name="P2">New Features:</text:p>
      <text:list xml:id="list1908544939" text:continue-list="list609442490" text:style-name="L2">
        <text:list-item>
          <text:p text:style-name="P5">Added the ability to edit the names of things in the game. Changes made take effect immediately.</text:p>
        </text:list-item>
        <text:list-item>
          <text:p text:style-name="P5">Added an in-depth Statistics viewer.</text:p>
        </text:list-item>
      </text:list>
      <text:p text:style-name="P2">Other Changes:</text:p>
      <text:list xml:id="list341880857" text:style-name="L3">
        <text:list-item>
          <text:p text:style-name="P6">Raised the floor for hit rate from 50% to 80%, and lowered the ceiling for evade rate from 50% to 20%, making battles a lot less frustrating due to missing an awful lot.</text:p>
        </text:list-item>
        <text:list-item>
          <text:p text:style-name="P6">Renamed the Show Item Inventory... menu command to Show Inventory...</text:p>
        </text:list-item>
        <text:list-item>
          <text:p text:style-name="P6">Cleaned up the code a bit.</text:p>
        </text:list-item>
      </text:list>
      <text:p text:style-name="P1"/>
      <text:p text:style-name="P1">V1.2.0 (04/25/2012):</text:p>
      <text:p text:style-name="P2">New Features:</text:p>
      <text:list xml:id="list1398431339" text:continue-list="list1908544939" text:style-name="L2">
        <text:list-item>
          <text:p text:style-name="P5">Upgraded the drawing engine. No more weird and temporary breaks when the dungeon or battle maps get redrawn.</text:p>
        </text:list-item>
        <text:list-item>
          <text:p text:style-name="P5">Added a new preference (defaults to on) to turn sound playback off/on.</text:p>
        </text:list-item>
        <text:list-item>
          <text:p text:style-name="P5">Added a new preference (defaults to off) to randomize the battlefield.</text:p>
          <text:list>
            <text:list-item>
              <text:p text:style-name="P5">When battlefield randomization is turned ON, walls and hostile ground are added in random locations to the battle map.</text:p>
            </text:list-item>
            <text:list-item>
              <text:p text:style-name="P5">Hostile ground has its usual effects, hurting both your party members as well as the monsters, if they are foolish enough to step on it.</text:p>
            </text:list-item>
            <text:list-item>
              <text:p text:style-name="P5"><text:soft-page-break/>Walls block movement as normal.</text:p>
            </text:list-item>
          </text:list>
        </text:list-item>
      </text:list>
      <text:p text:style-name="P2">Other Changes:</text:p>
      <text:list xml:id="list264271844" text:style-name="L4">
        <text:list-item>
          <text:p text:style-name="P7">Renamed the Music pane in the Preferences to the Media pane.</text:p>
        </text:list-item>
      </text:list>
      <text:p text:style-name="P1"/>
      <text:p text:style-name="P1">V1.1.0 (04/20/2012):</text:p>
      <text:p text:style-name="P2">New Features:</text:p>
      <text:list xml:id="list673874963" text:continue-list="list1398431339" text:style-name="L2">
        <text:list-item>
          <text:p text:style-name="P5">Added descriptions for races, castes, faiths, and personalities to the character creation interface.</text:p>
        </text:list-item>
      </text:list>
      <text:p text:style-name="P2">Bug Fixes:</text:p>
      <text:list xml:id="list1559647729" text:style-name="L5">
        <text:list-item>
          <text:p text:style-name="P8">Removed a debugging print statement that was accidentally left in the 1.0.0 release.</text:p>
        </text:list-item>
      </text:list>
      <text:p text:style-name="P1"/>
      <text:p text:style-name="P1">V1.0.0 (04/15/2012) <text:span text:style-name="T1">(changes from V1.0.0-RC1)</text:span>:</text:p>
      <text:p text:style-name="P2">New Features:</text:p>
      <text:list xml:id="list1434625668" text:continue-list="list673874963" text:style-name="L2">
        <text:list-item>
          <text:p text:style-name="P5">Initial stable release.</text:p>
        </text:list-item>
      </text:list>
      <text:p text:style-name="P2">Bug Fixes:</text:p>
      <text:list xml:id="list1752933638" text:style-name="L6">
        <text:list-item>
          <text:p text:style-name="P9">Fixed a minor platform integration issue on OS X.</text:p>
        </text:list-item>
        <text:list-item>
          <text:p text:style-name="P9">Fixed a bug in the damage formula that made equipment too strong.</text:p>
        </text:list-item>
        <text:list-item>
          <text:p text:style-name="P9">Fixed a double-count bug in attack and defense calculati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text-align="start" style:justify-single-word="false" fo:text-indent="0in" style:auto-text-indent="false" style:text-autospace="ideograph-alpha" style:vertical-align="auto"/>
      <style:text-properties style:font-name="Sendnya" fo:font-size="12pt" fo:language="en" fo:country="US" style:font-name-asian="Sendnya" style:font-size-asian="12pt" style:language-asian="en" style:country-asian="US" style:font-name-complex="Sendnya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ahnell</meta:initial-creator>
    <meta:creation-date>2010-01-29T10:09:00</meta:creation-date>
    <dc:date>2012-05-04T19:02:21</dc:date>
    <meta:generator>LibreOffice/3.5$MacOSX_x86 LibreOffice_project/235ab8a-3802056-4a8fed3-2d66ea8-e241b80</meta:generator>
    <meta:editing-duration>PT17H16M23S</meta:editing-duration>
    <meta:editing-cycles>411</meta:editing-cycles>
    <dc:title>Mazer5D Version History</dc:title>
    <meta:document-statistic meta:table-count="0" meta:image-count="0" meta:object-count="0" meta:page-count="2" meta:paragraph-count="51" meta:word-count="457" meta:character-count="2589" meta:non-whitespace-character-count="2216"/>
  </office:meta>
</office:document-meta>
</file>